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svg:stroke-color="#ff7f00"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svg:stroke-color="#ff69b4" draw:fill-color="#ffc7eb" draw:textarea-horizontal-align="justify" draw:textarea-vertical-align="top" draw:auto-grow-height="false" fo:min-height="3.8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stroke-dash="Ultrafine_20_Dashed" svg:stroke-color="#3465a4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8e03a3"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1" style:family="graphic" style:parent-style-name="standard">
      <style:graphic-properties svg:stroke-color="#666666" draw:fill-color="#cccccc" draw:textarea-horizontal-align="left" draw:textarea-vertical-align="top" draw:auto-grow-height="false" fo:min-height="2.101cm" fo:min-width="11.301cm" fo:padding-top="0.1cm" fo:padding-bottom="0.1cm" fo:padding-left="0.1cm" fo:padding-right="0.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fo:min-height="0.35cm" fo:min-width="6cm"/>
    </style:style>
    <style:style style:name="gr13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draw:stroke="dash" draw:stroke-dash="Fine_20_Dashed"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17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1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>
        <style:tab-stops>
          <style:tab-stop style:position="1.799cm"/>
        </style:tab-stops>
      </style:paragraph-properties>
    </style:style>
    <style:style style:name="P15" style:family="paragraph">
      <loext:graphic-properties draw:fill-color="#cccccc"/>
      <style:paragraph-properties fo:text-align="start"/>
      <style:text-properties fo:font-size="9pt" style:font-size-asian="18pt" style:font-size-complex="18pt"/>
    </style:style>
    <style:style style:name="P16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style:font-size-asian="18pt" style:font-style-asian="italic" style:font-size-complex="18pt" style:font-style-complex="italic"/>
    </style:style>
    <style:style style:name="T4" style:family="text">
      <style:text-properties fo:font-size="9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style:font-size-asian="18pt" style:font-size-complex="18pt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8e03a3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cm" svg:x="15.002cm" svg:y="7.166cm">
          <draw:glue-point draw:id="4" svg:x="-4.004cm" svg:y="5.002cm"/>
          <draw:glue-point draw:id="5" svg:x="4.096cm" svg:y="4.957cm"/>
          <text:p text:style-name="P1"><text:span text:style-name="T1">instrument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3.506cm" svg:height="0.385cm" svg:x="15.152cm" svg:y="8.134cm">
          <text:p text:style-name="P2"><text:span text:style-name="T2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473cm" svg:height="0.385cm" svg:x="15.152cm" svg:y="8.516cm">
          <text:p text:style-name="P2"><text:span text:style-name="T2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9" draw:id="id19" draw:layer="layout" svg:width="5cm" svg:height="3.8cm" svg:x="1.1cm" svg:y="7.166cm">
          <draw:glue-point draw:id="4" svg:x="4.7cm" svg:y="-5.002cm"/>
          <text:p text:style-name="P1"><text:span text:style-name="T1">toolsBar.j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2.693cm" svg:height="0.385cm" svg:x="1.229cm" svg:y="8.024cm">
          <text:p text:style-name="P2"><text:span text:style-name="T2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5cm" svg:height="3.8cm" svg:x="8cm" svg:y="7.15cm">
          <draw:glue-point draw:id="4" svg:x="3.2cm" svg:y="5.002cm"/>
          <draw:glue-point draw:id="5" svg:x="4.6cm" svg:y="5cm"/>
          <text:p text:style-name="P1"><text:span text:style-name="T1">buildings.js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2" draw:id="id22" draw:layer="layout" svg:width="3.815cm" svg:height="0.385cm" svg:x="8.155cm" svg:y="8.565cm">
          <text:p text:style-name="P2"><text:span text:style-name="T2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1" draw:id="id21" draw:layer="layout" svg:width="3.138cm" svg:height="0.385cm" svg:x="8.155cm" svg:y="8.131cm">
          <text:p text:style-name="P2"><text:span text:style-name="T2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9" draw:id="id9" draw:layer="layout" svg:width="5cm" svg:height="3.8cm" svg:x="15cm" svg:y="14.316cm">
          <draw:glue-point draw:id="4" svg:x="-3.9cm" svg:y="5.002cm"/>
          <text:p text:style-name="P1"><text:span text:style-name="T1">map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067cm" svg:height="0.385cm" svg:x="15.15cm" svg:y="16.7cm">
          <text:p text:style-name="P2"><text:span text:style-name="T2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1.957cm" svg:height="0.385cm" svg:x="15.15cm" svg:y="16.25cm">
          <text:p text:style-name="P2"><text:span text:style-name="T2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816cm" svg:height="0.385cm" svg:x="15.15cm" svg:y="15.33cm">
          <text:p text:style-name="P2"><text:span text:style-name="T2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307cm" svg:height="0.385cm" svg:x="15.15cm" svg:y="15.815cm">
          <text:p text:style-name="P2"><text:span text:style-name="T2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3" draw:id="id23" draw:layer="layout" svg:width="5cm" svg:height="3.8cm" svg:x="1cm" svg:y="21.65cm">
          <text:p text:style-name="P1"><text:span text:style-name="T1">dataCityBar.js</text:span></text:p>
          <text:p text:style-name="P1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2.617cm" svg:height="0.385cm" svg:x="1.2cm" svg:y="22.5cm">
          <text:p text:style-name="P2"><text:span text:style-name="T2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5cm" svg:height="4cm" svg:x="7.95cm" svg:y="21.45cm">
          <draw:glue-point draw:id="4" svg:x="5cm" svg:y="4.263cm"/>
          <text:p text:style-name="P1"><text:span text:style-name="T1">data.js</text:span></text:p>
          <text:p text:style-name="P1"><text:span text:style-name="T3">general game data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3" draw:id="id13" draw:layer="layout" svg:width="3.075cm" svg:height="0.385cm" svg:x="8.108cm" svg:y="22.65cm">
          <text:p text:style-name="P2"><text:span text:style-name="T4">class PlayingGame</text:span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8" draw:id="id8" draw:layer="layout" svg:width="2.33cm" svg:height="0.385cm" svg:x="8.1cm" svg:y="23.95cm">
          <text:p text:style-name="P2"><text:span text:style-name="T4">class CityMap</text:span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0" draw:id="id10" draw:layer="layout" svg:width="1.555cm" svg:height="0.385cm" svg:x="8.1cm" svg:y="24.4cm">
          <text:p text:style-name="P2"><text:span text:style-name="T4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4" draw:id="id14" draw:layer="layout" svg:width="2.858cm" svg:height="0.385cm" svg:x="8.1cm" svg:y="23.05cm">
          <text:p text:style-name="P2"><text:span text:style-name="T4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5" draw:id="id15" draw:layer="layout" svg:width="3.244cm" svg:height="0.385cm" svg:x="8.1cm" svg:y="23.515cm">
          <text:p text:style-name="P2"><text:span text:style-name="T4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5cm" svg:height="3.8cm" svg:x="15cm" svg:y="21.35cm">
          <draw:glue-point draw:id="4" svg:x="-5cm" svg:y="-3.421cm"/>
          <draw:glue-point draw:id="5" svg:x="-5cm" svg:y="-1.315cm"/>
          <text:p text:style-name="P1"><text:span text:style-name="T1">resource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5cm" svg:height="3.8cm" svg:x="1cm" svg:y="14.316cm">
          <draw:glue-point draw:id="4" svg:x="-5cm" svg:y="-3.947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4.5cm" svg:y="4.957cm"/>
          <draw:glue-point draw:id="10" svg:x="-5cm" svg:y="3.947cm"/>
          <draw:glue-point draw:id="11" svg:x="3.5cm" svg:y="4.957cm"/>
          <text:p text:style-name="P1"><text:span text:style-name="T1">index.js</text:span></text:p>
          <text:p text:style-name="P1"><text:span text:style-name="T3">playing data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364cm" svg:height="0.385cm" svg:x="1.15cm" svg:y="15.763cm">
          <text:p text:style-name="P2"><text:span text:style-name="T2">const mapCity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75cm" svg:height="0.385cm" svg:x="1.15cm" svg:y="16.266cm">
          <text:p text:style-name="P2"><text:span text:style-name="T2">const playingGame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1.5cm" svg:height="2.3cm" svg:x="1cm" svg:y="1.05cm">
          <text:p text:style-name="P13"><text:span text:style-name="T1">Legend</text:span></text:p>
          <text:p text:style-name="P14"><text:span text:style-name="T2">rectangle:</text:span><text:span text:style-name="T2"><text:tab/></text:span><text:span text:style-name="T2">file</text:span></text:p>
          <text:p text:style-name="P14"><text:span text:style-name="T2">arrow: </text:span><text:span text:style-name="T2"><text:tab/></text:span><text:span text:style-name="T2">class/function/var → used in indicated file (with colors of origin file)</text:span></text:p>
          <text:p text:style-name="P14"><text:span text:style-name="T2">dotted line: </text:span><text:span text:style-name="T2"><text:tab/></text:span><text:span text:style-name="T2">link not yet worked</text:span></text:p>
          <text:p text:style-name="P14"><text:span text:style-name="T2">function(): </text:span><text:span text:style-name="T2"><text:tab/></text:span><text:span text:style-name="T2">function, omitted parameters</text:span></text:p>
          <text:p text:style-name="P14"><text:span text:style-name="T2">exponent: </text:span><text:span text:style-name="T2"><text:tab/></text:span><text:span text:style-name="T2">number that indicates class of vari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6.5cm" svg:height="0.6cm" svg:x="13.45cm" svg:y="1.05cm">
          <text:p text:style-name="P13"><text:span text:style-name="T7">Printed on (french format): </text:span><text:span text:style-name="T7"><text:date style:data-style-name="D1" text:date-value="2017-09-18">18/09/2017</text:date></text:span><text:span text:style-name="T7"> - </text:span><text:span text:style-name="T7"><text:time style:data-style-name="T1" text:time-value="00:00:00">14:38:49</text:time></text:span></text:p>
          <text:p text:style-name="P13"><text:span text:style-name="T7">by : Juliette-C</text:span></text:p>
          <draw:enhanced-geometry svg:viewBox="0 0 21600 21600" draw:type="rectangle" draw:enhanced-path="M 0 0 L 21600 0 21600 21600 0 21600 0 0 Z N"/>
        </draw:custom-shape>
        <draw:connector draw:style-name="gr13" draw:text-style-name="P17" draw:layer="layout" draw:type="lines" draw:line-skew="-0.139cm" svg:x1="15.15cm" svg:y1="15.522cm" svg:x2="12.8cm" svg:y2="10.95cm" draw:start-shape="id1" draw:start-glue-point="3" draw:end-shape="id2" draw:end-glue-point="5" svg:d="M15150 15522h-500l-1850-4071v-501" svg:viewBox="0 0 2351 4573">
          <text:p/>
        </draw:connector>
        <draw:connector draw:style-name="gr13" draw:text-style-name="P17" draw:layer="layout" draw:type="lines" draw:line-skew="0.062cm" svg:x1="15.15cm" svg:y1="16.007cm" svg:x2="12.8cm" svg:y2="10.95cm" draw:start-shape="id3" draw:start-glue-point="3" draw:end-shape="id2" draw:end-glue-point="5" svg:d="M15150 16007h-300l-2050-4556v-501" svg:viewBox="0 0 2351 5058">
          <text:p/>
        </draw:connector>
        <draw:connector draw:style-name="gr13" draw:text-style-name="P17" draw:layer="layout" draw:type="lines" draw:line-skew="0.6cm" svg:x1="17.966cm" svg:y1="15.522cm" svg:x2="19.55cm" svg:y2="10.949cm" draw:start-shape="id1" draw:start-glue-point="1" draw:end-shape="id4" draw:end-glue-point="5" svg:d="M17966 15522h953l631-4055v-518" svg:viewBox="0 0 1585 4574">
          <text:p/>
        </draw:connector>
        <draw:connector draw:style-name="gr13" draw:text-style-name="P17" draw:layer="layout" draw:type="lines" draw:line-skew="0.037cm" svg:x1="18.457cm" svg:y1="16.007cm" svg:x2="19.55cm" svg:y2="10.949cm" draw:start-shape="id3" draw:start-glue-point="1" draw:end-shape="id4" draw:end-glue-point="5" svg:d="M18457 16007h393l700-4540v-518" svg:viewBox="0 0 1094 5059">
          <text:p/>
        </draw:connector>
        <draw:connector draw:style-name="gr13" draw:text-style-name="P17" draw:layer="layout" draw:line-skew="4.009cm" svg:x1="15.15cm" svg:y1="16.442cm" svg:x2="6cm" svg:y2="16.649cm" draw:start-shape="id5" draw:end-shape="id6" draw:end-glue-point="8" svg:d="M15150 16442h-500v207h-8650" svg:viewBox="0 0 9151 208">
          <text:p/>
        </draw:connector>
        <draw:connector draw:style-name="gr13" draw:text-style-name="P17" draw:layer="layout" draw:line-skew="4.009cm" svg:x1="15.15cm" svg:y1="16.892cm" svg:x2="6cm" svg:y2="16.649cm" draw:start-shape="id7" draw:end-shape="id6" draw:end-glue-point="8" svg:d="M15150 16892h-500v-243h-8650" svg:viewBox="0 0 9151 244">
          <text:p/>
        </draw:connector>
        <draw:connector draw:style-name="gr14" draw:text-style-name="P17" draw:layer="layout" draw:type="lines" draw:line-skew="1.798cm" svg:x1="10.43cm" svg:y1="24.142cm" svg:x2="15.55cm" svg:y2="18.116cm" draw:start-shape="id8" draw:start-glue-point="1" draw:end-shape="id9" draw:end-glue-point="4" svg:d="M10430 24142h2170l2950-5525v-501" svg:viewBox="0 0 5121 6027">
          <text:p/>
        </draw:connector>
        <draw:connector draw:style-name="gr14" draw:text-style-name="P17" draw:layer="layout" draw:type="lines" draw:line-skew="2.338cm" svg:x1="9.655cm" svg:y1="24.592cm" svg:x2="15.55cm" svg:y2="18.116cm" draw:start-shape="id10" draw:start-glue-point="1" draw:end-shape="id9" draw:end-glue-point="4" svg:d="M9655 24592h2695l3200-5975v-501" svg:viewBox="0 0 5896 6477">
          <text:p/>
        </draw:connector>
        <draw:connector draw:style-name="gr15" draw:text-style-name="P17" draw:layer="layout" draw:type="lines" svg:x1="12.95cm" svg:y1="25.155cm" svg:x2="15cm" svg:y2="23.25cm" draw:start-shape="id11" draw:start-glue-point="4" draw:end-shape="id12" svg:d="M12950 25155h501l1048-1905h501" svg:viewBox="0 0 2051 1906">
          <text:p/>
        </draw:connector>
        <draw:connector draw:style-name="gr14" draw:text-style-name="P17" draw:layer="layout" draw:type="lines" draw:line-skew="-0.488cm" svg:x1="8.108cm" svg:y1="22.842cm" svg:x2="5.75cm" svg:y2="18.099cm" draw:start-shape="id13" draw:start-glue-point="3" draw:end-shape="id6" draw:end-glue-point="9" svg:d="M8108 22842h-858l-1500-4225v-518" svg:viewBox="0 0 2359 4744">
          <text:p/>
        </draw:connector>
        <draw:connector draw:style-name="gr14" draw:text-style-name="P17" draw:layer="layout" draw:type="lines" draw:line-skew="-0.331cm" svg:x1="8.1cm" svg:y1="23.242cm" svg:x2="5.75cm" svg:y2="18.099cm" draw:start-shape="id14" draw:start-glue-point="3" draw:end-shape="id6" draw:end-glue-point="9" svg:d="M8100 23242h-700l-1650-4625v-518" svg:viewBox="0 0 2351 5144">
          <text:p/>
        </draw:connector>
        <draw:connector draw:style-name="gr14" draw:text-style-name="P17" draw:layer="layout" draw:type="lines" draw:line-skew="0.6cm" svg:x1="10.958cm" svg:y1="23.242cm" svg:x2="12.1cm" svg:y2="10.95cm" draw:start-shape="id14" draw:start-glue-point="1" draw:end-shape="id2" draw:end-glue-point="4" svg:d="M10958 23242h958l184-11791v-501" svg:viewBox="0 0 1143 12293">
          <text:p/>
        </draw:connector>
        <draw:connector draw:style-name="gr14" draw:text-style-name="P17" draw:layer="layout" draw:type="lines" draw:line-skew="0.547cm" svg:x1="11.344cm" svg:y1="23.707cm" svg:x2="15.5cm" svg:y2="10.966cm" draw:start-shape="id15" draw:end-shape="id4" draw:end-glue-point="4" svg:d="M11344 23707h906l3250-12240v-501" svg:viewBox="0 0 4157 12742">
          <text:p/>
        </draw:connector>
        <draw:connector draw:style-name="gr16" draw:text-style-name="P18" draw:layer="layout" draw:type="lines" svg:x1="17.5cm" svg:y1="21.35cm" svg:x2="17.5cm" svg:y2="18.116cm" draw:start-shape="id12" draw:start-glue-point="0" draw:end-shape="id9" draw:end-glue-point="2" svg:d="M17500 21350v-501-2232-501" svg:viewBox="0 0 1 3235">
          <text:p text:style-name="P1"><text:span text:style-name="T8">idea</text:span></text:p>
        </draw:connector>
        <draw:connector draw:style-name="gr17" draw:text-style-name="P17" draw:layer="layout" svg:x1="3.817cm" svg:y1="22.692cm" svg:x2="5.25cm" svg:y2="18.099cm" draw:start-shape="id16" draw:start-glue-point="1" draw:end-shape="id6" draw:end-glue-point="11" svg:d="M3817 22692h1433v-4593" svg:viewBox="0 0 1434 4594">
          <text:p/>
        </draw:connector>
        <draw:connector draw:style-name="gr18" draw:text-style-name="P17" draw:layer="layout" svg:x1="3.922cm" svg:y1="8.216cm" svg:x2="5.5cm" svg:y2="14.316cm" draw:start-shape="id17" draw:start-glue-point="1" draw:end-shape="id6" draw:end-glue-point="5" svg:d="M3922 8216h1578v6100" svg:viewBox="0 0 1579 6101">
          <text:p/>
        </draw:connector>
        <draw:connector draw:style-name="gr19" draw:text-style-name="P17" draw:layer="layout" draw:line-skew="3.458cm -0.665cm" svg:x1="15.152cm" svg:y1="8.326cm" svg:x2="5.95cm" svg:y2="7.166cm" draw:start-shape="id18" draw:start-glue-point="3" draw:end-shape="id19" draw:end-glue-point="4" svg:d="M15152 8326h-1002v-2326h-8200v1166" svg:viewBox="0 0 9203 2327">
          <text:p/>
        </draw:connector>
        <draw:connector draw:style-name="gr19" draw:text-style-name="P17" draw:layer="layout" draw:type="lines" draw:line-skew="-0.639cm 6.249cm" svg:x1="15.152cm" svg:y1="8.708cm" svg:x2="6cm" svg:y2="15.417cm" draw:start-shape="id20" draw:start-glue-point="3" draw:end-shape="id6" draw:end-glue-point="7" svg:d="M15152 8708h-1002l-1400 6709h-6750" svg:viewBox="0 0 9153 6710">
          <text:p/>
        </draw:connector>
        <draw:connector draw:style-name="gr20" draw:text-style-name="P17" draw:layer="layout" draw:type="lines" svg:x1="8.155cm" svg:y1="8.323cm" svg:x2="6.1cm" svg:y2="9.066cm" draw:start-shape="id21" draw:start-glue-point="3" draw:end-shape="id19" svg:d="M8155 8323h-369l-1185 743h-501" svg:viewBox="0 0 2056 744">
          <text:p/>
        </draw:connector>
        <draw:connector draw:style-name="gr20" draw:text-style-name="P17" draw:layer="layout" draw:type="lines" svg:x1="8.155cm" svg:y1="8.757cm" svg:x2="6cm" svg:y2="14.967cm" draw:start-shape="id22" draw:end-shape="id6" draw:end-glue-point="6" svg:d="M8155 8757h-370l-1284 6210h-501" svg:viewBox="0 0 2156 6211">
          <text:p/>
        </draw:connector>
        <draw:connector draw:style-name="gr21" draw:text-style-name="P18" draw:layer="layout" svg:x1="17.5cm" svg:y1="25.15cm" svg:x2="3.5cm" svg:y2="25.45cm" draw:start-shape="id12" draw:start-glue-point="2" draw:end-shape="id23" draw:end-glue-point="2" svg:d="M17500 25150v801h-14000v-501" svg:viewBox="0 0 14001 802">
          <text:p/>
        </draw:connector>
        <draw:connector draw:style-name="gr14" draw:text-style-name="P17" draw:layer="layout" draw:type="lines" draw:line-skew="-0.181cm" svg:x1="8.1cm" svg:y1="23.707cm" svg:x2="5.75cm" svg:y2="18.099cm" draw:start-shape="id15" draw:start-glue-point="3" draw:end-shape="id6" draw:end-glue-point="9" svg:d="M8100 23707h-550l-1800-5090v-518" svg:viewBox="0 0 2351 5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18T14:38:49.067000000</dc:date>
    <meta:editing-duration>PT3H2S</meta:editing-duration>
    <meta:editing-cycles>47</meta:editing-cycles>
    <meta:generator>LibreOffice/5.3.6.1$Windows_x86 LibreOffice_project/686f202eff87ef707079aeb7f485847613344eb7</meta:generator>
    <meta:document-statistic meta:object-count="49"/>
  </office:meta>
</office:document-meta>
</file>